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25a449" officeooo:paragraph-rsid="00285e44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e4f90" officeooo:paragraph-rsid="002e4f90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1c2e04" officeooo:paragraph-rsid="0023817b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text-align="center" style:justify-single-word="false" fo:orphans="2" fo:widows="2" fo:hyphenation-ladder-count="no-limit"/>
      <style:text-properties style:font-name="DejaVu Sans Condensed" fo:font-size="12pt" fo:font-weight="normal" officeooo:rsid="0023817b" officeooo:paragraph-rsid="0023817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9b3fd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dd71f" officeooo:paragraph-rsid="0023817b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c2e04" officeooo:paragraph-rsid="002696b7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Standard" style:list-style-name="L1">
      <style:paragraph-properties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/>
    </style:style>
    <style:style style:name="P12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2dedd2" style:font-size-asian="12pt" style:font-size-complex="12pt" fo:hyphenate="false" fo:hyphenation-remain-char-count="2" fo:hyphenation-push-char-count="2" loext:hyphenation-no-caps="false"/>
    </style:style>
    <style:style style:name="P13" style:family="paragraph" style:parent-style-name="Standard" style:list-style-name="L3">
      <style:paragraph-properties fo:orphans="2" fo:widows="2" fo:hyphenation-ladder-count="no-limit"/>
      <style:text-properties style:font-name="DejaVu Sans Condensed" fo:font-size="12pt" officeooo:paragraph-rsid="0024db83" style:font-size-asian="12pt" style:font-size-complex="12pt" fo:hyphenate="false" fo:hyphenation-remain-char-count="2" fo:hyphenation-push-char-count="2" loext:hyphenation-no-caps="false"/>
    </style:style>
    <style:style style:name="P14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/>
    </style:style>
    <style:style style:name="P15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/>
    </style:style>
    <style:style style:name="P16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/>
    </style:style>
    <style:style style:name="P17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/>
    </style:style>
    <style:style style:name="P1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/>
    </style:style>
    <style:style style:name="P1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2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officeooo:rsid="002e4f90" officeooo:paragraph-rsid="002e4f90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696b7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07385" officeooo:paragraph-rsid="00307385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9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fo:font-weight="normal" officeooo:rsid="002eb9bb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0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4db83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1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fo:font-weight="normal" officeooo:rsid="001fd37d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2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4db83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4db83" officeooo:paragraph-rsid="002eb9bb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text-align="center" style:justify-single-word="false" fo:orphans="2" fo:widows="2" fo:hyphenation-ladder-count="no-limit"/>
      <style:text-properties officeooo:paragraph-rsid="0023817b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etter-kerning="true" style:font-weight-asian="bold" style:font-weight-complex="bold"/>
    </style:style>
    <style:style style:name="T3" style:family="text">
      <style:text-properties fo:font-weight="bold" officeooo:rsid="0010dfb6" style:letter-kerning="true" style:font-weight-asian="bold" style:font-weight-complex="bold"/>
    </style:style>
    <style:style style:name="T4" style:family="text">
      <style:text-properties fo:font-weight="bold" officeooo:rsid="00155963" style:letter-kerning="true" style:font-weight-asian="bold" style:font-weight-complex="bold"/>
    </style:style>
    <style:style style:name="T5" style:family="text">
      <style:text-properties fo:font-weight="bold" officeooo:rsid="00321519" style:letter-kerning="true" style:font-weight-asian="bold" style:font-weight-complex="bold"/>
    </style:style>
    <style:style style:name="T6" style:family="text">
      <style:text-properties fo:font-weight="bold" officeooo:rsid="0024db83" style:letter-kerning="true" style:font-weight-asian="bold" style:font-weight-complex="bold"/>
    </style:style>
    <style:style style:name="T7" style:family="text">
      <style:text-properties fo:font-weight="bold" officeooo:rsid="0023817b" style:letter-kerning="true" style:font-weight-asian="bold" style:font-weight-complex="bold"/>
    </style:style>
    <style:style style:name="T8" style:family="text">
      <style:text-properties fo:font-weight="bold" officeooo:rsid="001dd71f" style:letter-kerning="true" style:font-weight-asian="bold" style:font-weight-complex="bold"/>
    </style:style>
    <style:style style:name="T9" style:family="text">
      <style:text-properties fo:font-weight="bold" officeooo:rsid="001fd37d" style:letter-kerning="true" style:font-weight-asian="bold" style:font-weight-complex="bold"/>
    </style:style>
    <style:style style:name="T10" style:family="text">
      <style:text-properties fo:font-weight="bold" officeooo:rsid="002e4f90" style:letter-kerning="true" style:font-weight-asian="bold" style:font-weight-complex="bold"/>
    </style:style>
    <style:style style:name="T11" style:family="text">
      <style:text-properties fo:font-weight="bold" officeooo:rsid="001715af" style:letter-kerning="true" style:font-weight-asian="bold" style:font-weight-complex="bold"/>
    </style:style>
    <style:style style:name="T12" style:family="text">
      <style:text-properties fo:font-weight="bold" officeooo:rsid="001c2e04" style:letter-kerning="true" style:font-weight-asian="bold" style:font-weight-complex="bold"/>
    </style:style>
    <style:style style:name="T13" style:family="text">
      <style:text-properties fo:font-weight="bold" officeooo:rsid="0025a449" style:letter-kerning="true" style:font-weight-asian="bold" style:font-weight-complex="bold"/>
    </style:style>
    <style:style style:name="T14" style:family="text">
      <style:text-properties fo:font-weight="bold" officeooo:rsid="00332632" style:letter-kerning="true" style:font-weight-asian="bold" style:font-weight-complex="bold"/>
    </style:style>
    <style:style style:name="T15" style:family="text">
      <style:text-properties officeooo:rsid="002e4f90"/>
    </style:style>
    <style:style style:name="T16" style:family="text">
      <style:text-properties style:letter-kerning="true"/>
    </style:style>
    <style:style style:name="T17" style:family="text">
      <style:text-properties officeooo:rsid="001c2e04" style:letter-kerning="true"/>
    </style:style>
    <style:style style:name="T18" style:family="text">
      <style:text-properties officeooo:rsid="002696b7" style:letter-kerning="true"/>
    </style:style>
    <style:style style:name="T19" style:family="text">
      <style:text-properties officeooo:rsid="002dedd2" style:letter-kerning="true"/>
    </style:style>
    <style:style style:name="T20" style:family="text">
      <style:text-properties officeooo:rsid="001e3a1b" style:letter-kerning="true"/>
    </style:style>
    <style:style style:name="T21" style:family="text">
      <style:text-properties officeooo:rsid="0024db83" style:letter-kerning="true"/>
    </style:style>
    <style:style style:name="T22" style:family="text">
      <style:text-properties officeooo:rsid="00285e44" style:letter-kerning="true"/>
    </style:style>
    <style:style style:name="T23" style:family="text">
      <style:text-properties officeooo:rsid="00288296" style:letter-kerning="true"/>
    </style:style>
    <style:style style:name="T24" style:family="text">
      <style:text-properties officeooo:rsid="0025a449" style:letter-kerning="true"/>
    </style:style>
    <style:style style:name="T25" style:family="text">
      <style:text-properties officeooo:rsid="0029b3fd" style:letter-kerning="true"/>
    </style:style>
    <style:style style:name="T26" style:family="text">
      <style:text-properties officeooo:rsid="0034b87a" style:letter-kerning="true"/>
    </style:style>
    <style:style style:name="T27" style:family="text">
      <style:text-properties fo:font-weight="normal" style:letter-kerning="true" style:font-weight-asian="normal"/>
    </style:style>
    <style:style style:name="T28" style:family="text">
      <style:text-properties fo:font-weight="normal" officeooo:rsid="0010dfb6" style:letter-kerning="true" style:font-weight-asian="normal"/>
    </style:style>
    <style:style style:name="T29" style:family="text">
      <style:text-properties fo:font-weight="normal" officeooo:rsid="002696b7" style:letter-kerning="true" style:font-weight-asian="normal"/>
    </style:style>
    <style:style style:name="T30" style:family="text">
      <style:text-properties fo:font-weight="normal" officeooo:rsid="001dd71f" style:letter-kerning="true" style:font-weight-asian="normal"/>
    </style:style>
    <style:style style:name="T31" style:family="text">
      <style:text-properties fo:font-weight="normal" officeooo:rsid="001e3a1b" style:letter-kerning="true" style:font-weight-asian="normal"/>
    </style:style>
    <style:style style:name="T32" style:family="text">
      <style:text-properties fo:font-weight="normal" style:letter-kerning="true" style:font-weight-asian="normal" style:font-weight-complex="normal"/>
    </style:style>
    <style:style style:name="T33" style:family="text">
      <style:text-properties fo:font-weight="normal" officeooo:rsid="001dd71f" style:letter-kerning="true" style:font-weight-asian="normal" style:font-weight-complex="normal"/>
    </style:style>
    <style:style style:name="T34" style:family="text">
      <style:text-properties fo:font-weight="normal" officeooo:rsid="001fd37d" style:letter-kerning="true" style:font-weight-asian="normal" style:font-weight-complex="normal"/>
    </style:style>
    <style:style style:name="T35" style:family="text">
      <style:text-properties fo:font-weight="normal" officeooo:rsid="0024db83" style:letter-kerning="true" style:font-weight-asian="normal" style:font-weight-complex="normal"/>
    </style:style>
    <style:style style:name="T36" style:family="text">
      <style:text-properties fo:font-weight="normal" officeooo:rsid="002eb9bb" style:letter-kerning="true" style:font-weight-asian="normal" style:font-weight-complex="normal"/>
    </style:style>
    <style:style style:name="T37" style:family="text">
      <style:text-properties fo:font-weight="normal" officeooo:rsid="002e4f90" style:letter-kerning="true" style:font-weight-asian="normal" style:font-weight-complex="normal"/>
    </style:style>
    <style:style style:name="T38" style:family="text">
      <style:text-properties fo:font-weight="normal" officeooo:rsid="0010dfb6" style:letter-kerning="true" style:font-weight-asian="normal" style:font-weight-complex="normal"/>
    </style:style>
    <style:style style:name="T39" style:family="text">
      <style:text-properties fo:font-weight="normal" officeooo:rsid="001715af" style:letter-kerning="true" style:font-weight-asian="normal" style:font-weight-complex="normal"/>
    </style:style>
    <style:style style:name="T40" style:family="text">
      <style:text-properties fo:font-weight="normal" officeooo:rsid="00288296" style:letter-kerning="true" style:font-weight-asian="normal" style:font-weight-complex="normal"/>
    </style:style>
    <style:style style:name="T41" style:family="text">
      <style:text-properties fo:font-weight="normal" officeooo:rsid="00285e44" style:letter-kerning="true" style:font-weight-asian="normal" style:font-weight-complex="normal"/>
    </style:style>
    <style:style style:name="T42" style:family="text">
      <style:text-properties fo:font-weight="normal" officeooo:rsid="0025a449" style:letter-kerning="true" style:font-weight-asian="normal" style:font-weight-complex="normal"/>
    </style:style>
    <style:style style:name="T43" style:family="text">
      <style:text-properties fo:font-weight="normal" officeooo:rsid="001c2e04" style:letter-kerning="true" style:font-weight-asian="normal" style:font-weight-complex="normal"/>
    </style:style>
    <style:style style:name="T44" style:family="text">
      <style:text-properties fo:font-weight="normal" officeooo:rsid="002696b7" style:letter-kerning="true" style:font-weight-asian="normal" style:font-weight-complex="normal"/>
    </style:style>
    <style:style style:name="T45" style:family="text">
      <style:text-properties fo:font-weight="normal" officeooo:rsid="0029b3fd" style:letter-kerning="true" style:font-weight-asian="normal" style:font-weight-complex="normal"/>
    </style:style>
    <style:style style:name="T46" style:family="text">
      <style:text-properties fo:font-weight="normal" officeooo:rsid="001c2e04" style:letter-kerning="true" style:font-weight-asian="normal"/>
    </style:style>
    <style:style style:name="T47" style:family="text">
      <style:text-properties fo:font-weight="normal" officeooo:rsid="002dedd2" style:letter-kerning="true" style:font-weight-asian="normal"/>
    </style:style>
    <style:style style:name="T48" style:family="text">
      <style:text-properties fo:font-weight="normal" officeooo:rsid="00321519" style:letter-kerning="true" style:font-weight-asian="normal"/>
    </style:style>
    <style:style style:name="T49" style:family="text">
      <style:text-properties fo:font-weight="normal" officeooo:rsid="0024db83" style:letter-kerning="true" style:font-weight-asian="normal"/>
    </style:style>
    <style:style style:name="T50" style:family="text">
      <style:text-properties fo:font-weight="normal" officeooo:rsid="001715af" style:letter-kerning="true" style:font-weight-asian="normal"/>
    </style:style>
    <style:style style:name="T51" style:family="text">
      <style:text-properties fo:font-weight="normal" officeooo:rsid="001fd37d" style:letter-kerning="true" style:font-weight-asian="normal"/>
    </style:style>
    <style:style style:name="T52" style:family="text">
      <style:text-properties fo:font-weight="normal" officeooo:rsid="00219578" style:letter-kerning="true" style:font-weight-asian="normal"/>
    </style:style>
    <style:style style:name="T53" style:family="text">
      <style:text-properties fo:font-weight="normal" officeooo:rsid="00285e44" style:letter-kerning="true" style:font-weight-asian="normal"/>
    </style:style>
    <style:style style:name="T54" style:family="text">
      <style:text-properties fo:font-weight="normal" officeooo:rsid="002eb9bb" style:letter-kerning="true" style:font-weight-asian="normal"/>
    </style:style>
    <style:style style:name="T55" style:family="text">
      <style:text-properties fo:font-weight="normal" officeooo:rsid="00332632" style:letter-kerning="true" style:font-weight-asian="normal"/>
    </style:style>
    <style:style style:name="T56" style:family="text">
      <style:text-properties officeooo:rsid="0035b4f4"/>
    </style:style>
    <style:style style:name="T57" style:family="text">
      <style:text-properties style:font-name="DejaVu Sans Condensed" fo:font-size="12pt" fo:font-weight="bold" officeooo:rsid="0034b87a" style:letter-kerning="true" style:font-size-asian="12pt" style:font-weight-asian="bold" style:font-size-complex="12pt" style:font-weight-complex="bold"/>
    </style:style>
    <style:style style:name="T58" style:family="text">
      <style:text-properties style:font-name="DejaVu Sans Condensed" fo:font-size="12pt" fo:font-weight="bold" officeooo:rsid="0035b4f4" style:letter-kerning="true" style:font-size-asian="12pt" style:font-weight-asian="bold" style:font-size-complex="12pt" style:font-weight-complex="bold"/>
    </style:style>
    <style:style style:name="T59" style:family="text">
      <style:text-properties style:font-name="DejaVu Sans Condensed" fo:font-size="12pt" fo:font-weight="bold" officeooo:rsid="001c2e04" style:letter-kerning="true" style:font-size-asian="12pt" style:font-weight-asian="bold" style:font-size-complex="12pt" style:font-weight-complex="bold"/>
    </style:style>
    <style:style style:name="T60" style:family="text">
      <style:text-properties style:font-name="DejaVu Sans Condensed" fo:font-size="12pt" fo:font-weight="bold" officeooo:rsid="0023817b" style:letter-kerning="true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57">0</text:span><text:span text:style-name="T58">63</text:span><text:span text:style-name="T57"> - </text:span><text:span text:style-name="T59">R</text:span><text:span text:style-name="T60">B 15F antiship missiles</text:span></text:p>
      <text:p text:style-name="P5"/>
      <text:p text:style-name="P1"><text:span text:style-name="T17">B</text:span><text:span text:style-name="T18">efore </text:span><text:span text:style-name="T19">any </text:span><text:span text:style-name="T18">attack</text:span></text:p>
      <text:list xml:id="list703258557" text:style-name="L1">
        <text:list-item>
          <text:p text:style-name="P11"><text:span text:style-name="T3">Weapon Selector</text:span><text:span text:style-name="T28"> dial to </text:span><text:span text:style-name="T4">ATTACK</text:span><text:span text:style-name="T28">, </text:span><text:span text:style-name="T3">Release Mode</text:span><text:span text:style-name="T28"> switch to </text:span><text:span text:style-name="T5">IMPULS</text:span><text:span text:style-name="T28">. <text:s/></text:span><text:span text:style-name="T55">You can use </text:span><text:span text:style-name="T14">SERIE</text:span><text:span text:style-name="T55"> but it's good to give some spacing between the missiles so the first explosion doesn't destroy the second missile.</text:span></text:p>
        </text:list-item>
        <text:list-item>
          <text:p text:style-name="P18"><text:span text:style-name="T28">Set QFE on altimeter to </text:span><text:span text:style-name="T29">QNE (sea level pressure)</text:span><text:span text:style-name="T28">.</text:span></text:p>
        </text:list-item>
        <text:list-item>
          <text:p text:style-name="P27"><text:span text:style-name="T30">H</text:span><text:span text:style-name="T31">eight </text:span><text:span text:style-name="T20">15 m to 2000 m</text:span><text:span text:style-name="T31">.</text:span></text:p>
        </text:list-item>
        <text:list-item>
          <text:p text:style-name="P28"><text:span text:style-name="T31">R</text:span><text:span text:style-name="T27">ange </text:span><text:span text:style-name="T16">70 km (37.8 nmi)</text:span><text:span text:style-name="T32">.</text:span></text:p>
        </text:list-item>
      </text:list>
      <text:p text:style-name="P4"/>
      <text:p text:style-name="P10"><text:span text:style-name="T6">Q</text:span><text:span text:style-name="T7">uick </text:span><text:span text:style-name="T8">attack </text:span><text:span text:style-name="T9">in NAV mode </text:span><text:span text:style-name="T6">using default missile behavior</text:span></text:p>
      <text:list xml:id="list121860044416780" text:continue-list="list703258557" text:style-name="L1">
        <text:list-item text:start-value="1">
          <text:p text:style-name="P19"><text:span text:style-name="T28">Set </text:span><text:span text:style-name="T3">Master Mode</text:span><text:span text:style-name="T28"> dial to </text:span><text:span text:style-name="T3">NAV</text:span><text:span text:style-name="T28">.</text:span></text:p>
        </text:list-item>
      </text:list>
      <text:list xml:id="list725254073" text:style-name="L2">
        <text:list-item>
          <text:p text:style-name="P12"><text:span text:style-name="T28">P</text:span><text:span text:style-name="T46">oint plane at ships </text:span><text:span text:style-name="T47">(either visually or using radar).</text:span></text:p>
        </text:list-item>
        <text:list-item>
          <text:p text:style-name="P12"><text:span text:style-name="T47">P</text:span><text:span text:style-name="T46">ress and hold trigger until missile fire</text:span><text:span text:style-name="T48">s</text:span><text:span text:style-name="T46">. <text:s/></text:span><text:span text:style-name="T30">Missiles will fly </text:span><text:span text:style-name="T49">in </text:span><text:span text:style-name="T30">a straight line until they find targets with their radar, </text:span><text:span text:style-name="T49">and attack the first one they see.</text:span></text:p>
        </text:list-item>
      </text:list>
      <text:p text:style-name="P7"/>
      <text:p text:style-name="P10"><text:span text:style-name="T6">Planned attack </text:span><text:span text:style-name="T9">using </text:span><text:span text:style-name="T10">mark points (BXn)</text:span></text:p>
      <text:list xml:id="list2935364969" text:style-name="L3">
        <text:list-item>
          <text:p text:style-name="P13"><text:span text:style-name="T33">P</text:span><text:span text:style-name="T34">lace BX</text:span><text:span text:style-name="T35">n</text:span><text:span text:style-name="T34"> markers </text:span><text:span text:style-name="T36">u</text:span><text:span text:style-name="T37">sing F10 map, </text:span><text:span text:style-name="T36">o</text:span><text:span text:style-name="T37">r in flight using the </text:span><text:span text:style-name="T36">Radar nav fix</text:span><text:span text:style-name="T37">/update method </text:span><text:span text:style-name="T36">(see Nav Fix checklist for steps)</text:span><text:span text:style-name="T37">:</text:span></text:p>
        </text:list-item>
      </text:list>
      <text:list xml:id="list4011163964" text:style-name="L4">
        <text:list-item>
          <text:list>
            <text:list-item>
              <text:p text:style-name="P14"><text:span text:style-name="T38">Set </text:span><text:span text:style-name="T3">Master Mode</text:span><text:span text:style-name="T38"> dial to </text:span><text:span text:style-name="T10">NAV</text:span><text:span text:style-name="T38">.</text:span></text:p>
            </text:list-item>
            <text:list-item>
              <text:p text:style-name="P24"><text:span text:style-name="T38">T</text:span><text:span text:style-name="T32">urn radar on to </text:span><text:span text:style-name="T2">A1</text:span><text:span text:style-name="T32"> setting (PPI display) and set range as needed.</text:span></text:p>
            </text:list-item>
            <text:list-item>
              <text:p text:style-name="P14"><text:span text:style-name="T36">Update/set </text:span><text:span text:style-name="T10">BX8</text:span><text:span text:style-name="T37"> </text:span><text:span text:style-name="T36">first. <text:s/></text:span><text:span text:style-name="T37">The computer </text:span><text:span text:style-name="T36">then </text:span><text:span text:style-name="T37">automatically creates BX6 and BX7. <text:s/>You need to set BX8 first because updating its location also moves BX6 and BX7.</text:span></text:p>
            </text:list-item>
            <text:list-item>
              <text:p text:style-name="P29">Then update BX6 (descent point) and BX7 (dog leg) manually.</text:p>
            </text:list-item>
          </text:list>
        </text:list-item>
      </text:list>
      <text:list xml:id="list121860813238176" text:continue-list="list2935364969" text:style-name="L3">
        <text:list-item>
          <text:p text:style-name="P20"><text:span text:style-name="T28">Set </text:span><text:span text:style-name="T3">Master Mode</text:span><text:span text:style-name="T28"> dial to </text:span><text:span text:style-name="T9">ANF</text:span><text:span text:style-name="T28">.</text:span></text:p>
        </text:list-item>
        <text:list-item>
          <text:p text:style-name="P20"><text:span text:style-name="T50">Set </text:span><text:span text:style-name="T11">Targeting Mode</text:span><text:span text:style-name="T50"> switch </text:span><text:span text:style-name="T51">as needed. <text:s/>Use</text:span><text:span text:style-name="T50"> </text:span><text:span text:style-name="T11">VALB</text:span><text:span text:style-name="T50"> (default) </text:span><text:span text:style-name="T51">to </text:span><text:span text:style-name="T52">customize </text:span><text:span text:style-name="T29">missile behavior </text:span><text:span text:style-name="T53">(see below)</text:span><text:span text:style-name="T51">.</text:span><text:span text:style-name="T50"> <text:s/></text:span><text:span text:style-name="T51">Use </text:span><text:span text:style-name="T11">STD</text:span><text:span text:style-name="T39"> </text:span><text:span text:style-name="T34">to keep default missile behavior.</text:span></text:p>
        </text:list-item>
        <text:list-item>
          <text:p text:style-name="P25"><text:span text:style-name="T54">M</text:span><text:span text:style-name="T27">ake sure you have not passed </text:span><text:span text:style-name="T2">BX6</text:span><text:span text:style-name="T27">, or the missiles will not fire.</text:span></text:p>
        </text:list-item>
        <text:list-item>
          <text:p text:style-name="P21"><text:span text:style-name="T54">HUD symbology will show range bars at the bottom. <text:s/>When horizontal line is between the two vertical lines (in range), </text:span><text:span text:style-name="T29">press</text:span><text:span text:style-name="T46"> and hold trigger until missile fire</text:span><text:span text:style-name="T48">s</text:span><text:span text:style-name="T46">.</text:span></text:p>
        </text:list-item>
      </text:list>
      <text:p text:style-name="P8"/>
      <text:p text:style-name="P9"><text:span text:style-name="T2">Missile behavior </text:span><text:span text:style-name="T6">can be customized</text:span><text:span text:style-name="T21"> </text:span><text:span text:style-name="T18">(see manual for full explanations)</text:span></text:p>
      <text:list xml:id="list638352406" text:style-name="L5">
        <text:list-item>
          <text:p text:style-name="P15"><text:span text:style-name="T35">It can lock onto the first target it sees, or randomly select </text:span><text:span text:style-name="T40">a</text:span><text:span text:style-name="T35"> target </text:span><text:span text:style-name="T40">in an area</text:span><text:span text:style-name="T35">.</text:span></text:p>
        </text:list-item>
        <text:list-item>
          <text:p text:style-name="P32"><text:span text:style-name="T21">It can be set to sea-skim </text:span><text:span text:style-name="T22">on approach </text:span><text:span text:style-name="T21">or fly at 30 m altitude.</text:span></text:p>
        </text:list-item>
        <text:list-item>
          <text:p text:style-name="P30">It can be set to search larger or smaller areas around the target point (BX8).</text:p>
        </text:list-item>
        <text:list-item>
          <text:p text:style-name="P33"><text:span text:style-name="T16">It can be set to have left and right boundaries </text:span><text:span text:style-name="T22">to the search area</text:span><text:span text:style-name="T16">.</text:span></text:p>
        </text:list-item>
        <text:list-item>
          <text:p text:style-name="P34"><text:span text:style-name="T16">It can be set to </text:span><text:span text:style-name="T22">sea-skim </text:span><text:span text:style-name="T23">to </text:span><text:span text:style-name="T22">impact, or fly at </text:span><text:span text:style-name="T24">10 m on the terminal approach</text:span><text:span text:style-name="T16">.</text:span></text:p>
        </text:list-item>
        <text:list-item>
          <text:p text:style-name="P34"><text:span text:style-name="T12">Default behavior</text:span><text:span text:style-name="T17"> is to lock onto the first target it sees (quick attack) or the target closest to BX8 (planned attack), sea-skim the entire time including terminal, and search a large area.</text:span></text:p>
        </text:list-item>
      </text:list>
      <text:p text:style-name="P8"/>
      <text:p text:style-name="P2"><text:span text:style-name="T16">TAKT - </text:span><text:span text:style-name="T22">IN </text:span><text:span text:style-name="T16">presets</text:span><text:span text:style-name="T32"> </text:span><text:span text:style-name="T41">(use with </text:span><text:span text:style-name="T22">Targeting Mode</text:span><text:span text:style-name="T41"> switch set to </text:span><text:span text:style-name="T22">VALB</text:span><text:span text:style-name="T41">)</text:span></text:p>
      <text:list xml:id="list3434212610" text:style-name="L6">
        <text:list-item>
          <text:p text:style-name="P16"><text:span text:style-name="T13">800000</text:span><text:span text:style-name="T42"> - (default) </text:span><text:span text:style-name="T37">S</text:span><text:span text:style-name="T41">ingle </text:span><text:span text:style-name="T42">target </text:span><text:span text:style-name="T41">closest to BX8</text:span><text:span text:style-name="T42">, large search area.</text:span></text:p>
        </text:list-item>
        <text:list-item>
          <text:p text:style-name="P16"><text:span text:style-name="T13">800001</text:span><text:span text:style-name="T42"> - </text:span><text:span text:style-name="T37">R</text:span><text:span text:style-name="T42">andom target from th</text:span><text:span text:style-name="T41">e three</text:span><text:span text:style-name="T42"> closest to BX8, medium search area.</text:span></text:p>
        </text:list-item>
        <text:list-item>
          <text:p text:style-name="P16"><text:span text:style-name="T13">800002</text:span><text:span text:style-name="T42"> - </text:span><text:span text:style-name="T37">R</text:span><text:span text:style-name="T42">andom target from all targets </text:span><text:span text:style-name="T41">around BX8</text:span><text:span text:style-name="T42">, medium search area.</text:span></text:p>
        </text:list-item>
        <text:list-item>
          <text:p text:style-name="P16"><text:span text:style-name="T13">800003</text:span><text:span text:style-name="T42"> - </text:span><text:span text:style-name="T37">Random target in a </text:span><text:span text:style-name="T42">group of ships </text:span><text:span text:style-name="T40">(within 3 km of each other)</text:span><text:span text:style-name="T42"> </text:span><text:span text:style-name="T40">closest to BX8</text:span><text:span text:style-name="T42">, large search area.</text:span></text:p>
        </text:list-item>
        <text:list-item>
          <text:p text:style-name="P22"><text:span text:style-name="T12">800004</text:span><text:span text:style-name="T43"> - </text:span><text:span text:style-name="T37">Single</text:span><text:span text:style-name="T43"> target closest to missile heading, </text:span><text:span text:style-name="T44">search anywhere along heading, not just near BX8. <text:s/></text:span><text:span text:style-name="T45">(Similar to Quick attack?)</text:span></text:p>
        </text:list-item>
        <text:list-item>
          <text:p text:style-name="P26"><text:span text:style-name="T45">P</text:span><text:span text:style-name="T32">ress </text:span><text:span text:style-name="T2">LS</text:span><text:span text:style-name="T32"> to save the value after entering.</text:span></text:p>
        </text:list-item>
      </text:list>
      <text:p text:style-name="P6"/>
      <text:p text:style-name="P3"><text:span text:style-name="T25">M</text:span><text:span text:style-name="T16">ark point (BXn) types</text:span></text:p>
      <text:list xml:id="list121861592662989" text:continue-numbering="true" text:style-name="L6">
        <text:list-item>
          <text:p text:style-name="P31"><text:span text:style-name="T1">BX6</text:span> = <text:span text:style-name="T15">D</text:span>escent point, <text:span text:style-name="T15">where missile will descend from launch altitude.</text:span></text:p>
        </text:list-item>
        <text:list-item>
          <text:p text:style-name="P17"><text:span text:style-name="T9">BX7</text:span><text:span text:style-name="T34"> = </text:span><text:span text:style-name="T37">C</text:span><text:span text:style-name="T34">ourse change point.</text:span></text:p>
        </text:list-item>
        <text:list-item>
          <text:p text:style-name="P17"><text:span text:style-name="T9">BX8</text:span><text:span text:style-name="T34"> = </text:span><text:span text:style-name="T40">Assumed Target Position (ATP) aka the </text:span><text:span text:style-name="T34">target point</text:span><text:span text:style-name="T35">.</text:span></text:p>
        </text:list-item>
        <text:list-item>
          <text:p text:style-name="P17"><text:span text:style-name="T9">BX9</text:span><text:span text:style-name="T34"> = </text:span><text:span text:style-name="T37">(optional) S</text:span><text:span text:style-name="T34">elf-destruct point, </text:span><text:span text:style-name="T42">should be a</text:span><text:span text:style-name="T44">t least </text:span><text:span text:style-name="T37">5</text:span><text:span text:style-name="T44"> nmi</text:span><text:span text:style-name="T42"> from BX8, </text:span><text:span text:style-name="T40">more is OK</text:span><text:span text:style-name="T42">. <text:s/></text:span><text:span text:style-name="T37">If no target is found at BX8, missile will turn </text:span><text:span text:style-name="T36">and </text:span><text:span text:style-name="T37">self-destruct at BX9.</text:span></text:p>
        </text:list-item>
        <text:list-item>
          <text:p text:style-name="P23"><text:span text:style-name="T44">Sum of course changes must be &lt; 135</text:span><text:span text:style-name="T40">°</text:span><text:span text:style-name="T44">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1-17T12:18:59.561000000</dc:date>
    <meta:editing-duration>PT1H50M7S</meta:editing-duration>
    <meta:editing-cycles>1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0" meta:word-count="581" meta:character-count="3084" meta:non-whitespace-character-count="2567"/>
  </office:meta>
</office:document-meta>
</file>